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1bb1" officeooo:paragraph-rsid="001a1bb1"/>
    </style:style>
    <style:style style:name="P2" style:family="paragraph" style:parent-style-name="Standard">
      <style:text-properties officeooo:rsid="001a1bb1" officeooo:paragraph-rsid="001e1e8a"/>
    </style:style>
    <style:style style:name="P3" style:family="paragraph" style:parent-style-name="Standard">
      <style:text-properties officeooo:paragraph-rsid="001a1bb1"/>
    </style:style>
    <style:style style:name="P4" style:family="paragraph" style:parent-style-name="Standard">
      <style:text-properties officeooo:rsid="001b954d" officeooo:paragraph-rsid="001b954d"/>
    </style:style>
    <style:style style:name="P5" style:family="paragraph" style:parent-style-name="Standard">
      <style:text-properties officeooo:rsid="001d3f45" officeooo:paragraph-rsid="001d3f45"/>
    </style:style>
    <style:style style:name="P6" style:family="paragraph" style:parent-style-name="Standard">
      <style:text-properties fo:font-weight="bold" officeooo:rsid="001e1e8a" officeooo:paragraph-rsid="001e1e8a" style:font-weight-asian="bold" style:font-weight-complex="bold"/>
    </style:style>
    <style:style style:name="P7" style:family="paragraph" style:parent-style-name="Standard">
      <style:text-properties fo:font-weight="bold" officeooo:rsid="001d3f45" officeooo:paragraph-rsid="001d3f45" style:font-weight-asian="bold" style:font-weight-complex="bold"/>
    </style:style>
    <style:style style:name="P8" style:family="paragraph" style:parent-style-name="Standard">
      <style:text-properties fo:font-weight="bold" officeooo:rsid="001e5783" officeooo:paragraph-rsid="001e5783" style:font-weight-asian="bold" style:font-weight-complex="bold"/>
    </style:style>
    <style:style style:name="P9" style:family="paragraph" style:parent-style-name="Standard">
      <style:text-properties fo:font-weight="bold" officeooo:rsid="00203ff7" officeooo:paragraph-rsid="00203ff7" style:font-weight-asian="bold" style:font-weight-complex="bold"/>
    </style:style>
    <style:style style:name="P10" style:family="paragraph" style:parent-style-name="Standard">
      <style:text-properties fo:font-weight="normal" officeooo:rsid="001e5783" officeooo:paragraph-rsid="001e5783" style:font-weight-asian="normal" style:font-weight-complex="normal"/>
    </style:style>
    <style:style style:name="P11" style:family="paragraph" style:parent-style-name="Standard">
      <style:text-properties fo:font-weight="normal" officeooo:rsid="00203ff7" officeooo:paragraph-rsid="00203ff7" style:font-weight-asian="normal" style:font-weight-complex="normal"/>
    </style:style>
    <style:style style:name="P12" style:family="paragraph" style:parent-style-name="Standard">
      <style:text-properties fo:font-style="italic" fo:font-weight="bold" officeooo:rsid="002208d4" officeooo:paragraph-rsid="002208d4" style:font-style-asian="italic" style:font-weight-asian="bold" style:font-style-complex="italic" style:font-weight-complex="bold"/>
    </style:style>
    <style:style style:name="P13" style:family="paragraph" style:parent-style-name="Standard">
      <style:text-properties officeooo:rsid="002208d4" officeooo:paragraph-rsid="002208d4"/>
    </style:style>
    <style:style style:name="P14" style:family="paragraph" style:parent-style-name="Standard">
      <style:text-properties style:text-position="0% 100%" fo:font-style="normal" fo:font-weight="normal" officeooo:rsid="0026eda4" officeooo:paragraph-rsid="0026eda4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text-position="0% 100%" fo:font-style="normal" fo:font-weight="normal" officeooo:rsid="00272f11" officeooo:paragraph-rsid="00272f11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officeooo:rsid="00272f11" officeooo:paragraph-rsid="00272f11"/>
    </style:style>
    <style:style style:name="T1" style:family="text">
      <style:text-properties officeooo:rsid="001a1bb1"/>
    </style:style>
    <style:style style:name="T2" style:family="text">
      <style:text-properties officeooo:rsid="001b53d9"/>
    </style:style>
    <style:style style:name="T3" style:family="text">
      <style:text-properties officeooo:rsid="0023019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l 8</text:p>
      <text:p text:style-name="P1">This practical is about functional association networks in your proteomes. You will identify</text:p>
      <text:p text:style-name="P1">and characterise networks, its topology, and compare the results about functional</text:p>
      <text:p text:style-name="P1">association gained with FunCoup and STRING. Further, you will compare the enriched</text:p>
      <text:p text:style-name="P1">pathways based on differentially expressed gene sets found in a yeast chromosome via two</text:p>
      <text:p text:style-name="P1">state of the art networks analysis tools (PathwAX, DAVID).</text:p>
      <text:p text:style-name="P1"/>
      <text:p text:style-name="P6">Comparative network analysis using STRING</text:p>
      <text:p text:style-name="P6">1.</text:p>
      <text:p text:style-name="P2"><text:tab/><text:tab/>Organism<text:tab/><text:tab/><text:tab/><text:tab/>TaxID NCBI<text:tab/><text:span text:style-name="T3">fileID</text:span></text:p>
      <text:p text:style-name="P1">29.fa.txt: Saccharomyces cerevisiae <text:tab/><text:tab/><text:tab/>4932<text:tab/><text:tab/><text:span text:style-name="T3">1</text:span></text:p>
      <text:p text:style-name="P3"><text:span text:style-name="T1">44.fa.txt: Leuconostoc gelidum <text:tab/><text:tab/><text:tab/>927691<text:tab/>2</text:span></text:p>
      <text:p text:style-name="P1">47.fa.txt: Neisseria meningitidis <text:tab/><text:tab/><text:tab/><text:span text:style-name="T2">122586<text:tab/>3</text:span></text:p>
      <text:p text:style-name="P1">16.fa.txt: Rhodopirellula baltica <text:tab/><text:tab/><text:tab/><text:span text:style-name="T2">243090<text:tab/>4</text:span></text:p>
      <text:p text:style-name="P1">20.fa.txt: Thermotoga maritima <text:tab/><text:tab/><text:tab/><text:span text:style-name="T2">243274<text:tab/>5</text:span></text:p>
      <text:p text:style-name="P1"/>
      <text:p text:style-name="P7">2. Extraction</text:p>
      <text:p text:style-name="P4">gzip -cd prot… | grep “^nr\.” &gt; file</text:p>
      <text:p text:style-name="P4"/>
      <text:p text:style-name="P5">for i in 927691 4932 122586 243090 243274; do gzip -cd ../../protlinks/protein.links.v10.5.txt.gz | grep "^$i\." &gt; $i.txt; echo "$i done"; done</text:p>
      <text:p text:style-name="P5"/>
      <text:p text:style-name="P12">Key question:</text:p>
      <text:p text:style-name="P13"><text:span text:style-name="T4"/></text:p>
      <text:p text:style-name="P16"><text:span text:style-name="T4">Comparative network analysis using STRING</text:span></text:p>
      <text:p text:style-name="P16"><text:span text:style-name="T4">1.</text:span></text:p>
      <text:p text:style-name="P15">File: 1, Number of Genes: 6391, Number of Interactions: 2007134, Average connectivity: 314.0563</text:p>
      <text:p text:style-name="P15">File: 2, Number of Genes: 1899, Number of Interactions: 238668, Average connectivity: 125.6809</text:p>
      <text:p text:style-name="P15">File: 3, Number of Genes: 2049, Number of Interactions: 284938, Average connectivity: 139.0620</text:p>
      <text:p text:style-name="P15">File: 4, Number of Genes: 7094, Number of Interactions: 951832, Average connectivity: 134.1742</text:p>
      <text:p text:style-name="P15">File: 5, Number of Genes: 1850, Number of Interactions: 298816, Average connectivity: 161.5222</text:p>
      <text:p text:style-name="P15"/>
      <text:p text:style-name="P15">python script: quest1.py</text:p>
      <text:p text:style-name="P13"><text:span text:style-name="T4"/></text:p>
      <text:p text:style-name="P16"><text:span text:style-name="T4">2.</text:span></text:p>
      <text:p text:style-name="P16"><text:span text:style-name="T4"/></text:p>
      <text:p text:style-name="P6">Creation of two experimental gene sets containing differentially expressed genes (DEGs)</text:p>
      <text:p text:style-name="P8">1.</text:p>
      <text:p text:style-name="P10">makeblastdb ... | blastp …</text:p>
      <text:p text:style-name="P11">blastp -db -outfmt 7 -max_target_seqs 1 &gt; outblastp</text:p>
      <text:p text:style-name="P11"/>
      <text:p text:style-name="P9">blastp -outfmt 7 -query ../29.fa.txt.pfa -db uniprot-proteome%3AUP000002311.fasta -out ../outblastp -max_hsps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2:00:44.231106992</meta:creation-date>
    <dc:date>2018-05-22T15:37:05.463740090</dc:date>
    <meta:editing-duration>PT10M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240" meta:character-count="1728" meta:non-whitespace-character-count="1499"/>
  </office:meta>
</office:document-meta>
</file>